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4000000AD214CC2FA.png"/>
  <manifest:file-entry manifest:media-type="image/png" manifest:full-path="Pictures/10000000000000770000002A499F13B5.png"/>
  <manifest:file-entry manifest:media-type="image/png" manifest:full-path="Pictures/100000000000008A0000009AFBFD7820.png"/>
  <manifest:file-entry manifest:media-type="image/png" manifest:full-path="Pictures/1000000000000094000000BEF238F5EF.png"/>
  <manifest:file-entry manifest:media-type="image/png" manifest:full-path="Pictures/10000000000000E5000000C8F330C407.png"/>
  <manifest:file-entry manifest:media-type="image/png" manifest:full-path="Pictures/10000000000000B20000009A02533A98.png"/>
  <manifest:file-entry manifest:media-type="image/png" manifest:full-path="Pictures/10000000000000D8000002784BBADB86.png"/>
  <manifest:file-entry manifest:media-type="image/png" manifest:full-path="Pictures/100000000000008B000000257156FA20.png"/>
  <manifest:file-entry manifest:media-type="image/png" manifest:full-path="Pictures/10000000000000B80000007B9524BFFC.png"/>
  <manifest:file-entry manifest:media-type="image/png" manifest:full-path="Pictures/100000000000013A0000009B50BB2885.png"/>
  <manifest:file-entry manifest:media-type="image/png" manifest:full-path="Pictures/100000000000012100000032F152C406.png"/>
  <manifest:file-entry manifest:media-type="image/png" manifest:full-path="Pictures/10000000000000CA0000019BA79B32FD.png"/>
  <manifest:file-entry manifest:media-type="image/png" manifest:full-path="Pictures/100000000000009E000000B463DEEADE.png"/>
  <manifest:file-entry manifest:media-type="image/png" manifest:full-path="Pictures/10000000000000C0000000A0330EFDD4.png"/>
  <manifest:file-entry manifest:media-type="image/png" manifest:full-path="Pictures/10000000000000890000004DAE8EB6EE.png"/>
  <manifest:file-entry manifest:media-type="image/png" manifest:full-path="Pictures/100000000000006500000096A0DF7113.png"/>
  <manifest:file-entry manifest:media-type="image/png" manifest:full-path="Pictures/10000000000000E0000000769F7C91E8.png"/>
  <manifest:file-entry manifest:media-type="image/png" manifest:full-path="Pictures/10000000000000770000004E745A3CE9.png"/>
  <manifest:file-entry manifest:media-type="image/png" manifest:full-path="Pictures/10000000000000CB000001533A13C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8.527cm"/>
    </style:style>
    <style:style style:name="gr7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4.571cm" svg:height="13.376cm" svg:x="5.687cm" svg:y="24.053cm">
          <draw:image xlink:href="Pictures/10000000000000D8000002784BBADB86.png" xlink:type="simple" xlink:show="embed" xlink:actuate="onLoad">
            <text:p text:style-name="P4"/>
          </draw:image>
        </draw:frame>
        <draw:connector draw:style-name="gr2" draw:text-style-name="P1" draw:layer="layout" draw:line-skew="-0.36cm" svg:x1="7.343cm" svg:y1="15.253cm" svg:x2="5.687cm" svg:y2="30.741cm" draw:start-shape="id1" draw:start-glue-point="3" draw:end-shape="id2">
          <text:p text:style-name="P4"/>
        </draw:connector>
        <draw:connector draw:style-name="gr2" draw:text-style-name="P1" draw:layer="layout" svg:x1="9.861cm" svg:y1="15.253cm" svg:x2="12.301cm" svg:y2="31.144cm" draw:start-shape="id1" draw:end-shape="id3">
          <text:p text:style-name="P4"/>
        </draw:connector>
        <draw:connector draw:style-name="gr2" draw:text-style-name="P1" draw:layer="layout" draw:line-skew="-0.71cm" svg:x1="9.861cm" svg:y1="15.253cm" svg:x2="12.66cm" svg:y2="34.48cm" draw:start-shape="id1" draw:start-glue-point="1">
          <text:p text:style-name="P4"/>
        </draw:connector>
        <draw:frame draw:style-name="gr3" draw:text-style-name="P3" draw:layer="layout" svg:width="16.973cm" svg:height="1.017cm" svg:x="0cm" svg:y="0.192cm">
          <draw:text-box>
            <text:p text:style-name="P2"><text:span text:style-name="T1">Enumerations</text:span></text:p>
          </draw:text-box>
        </draw:frame>
        <draw:frame draw:style-name="gr4" draw:text-style-name="P5" draw:layer="layout" svg:width="4.753cm" svg:height="1.14cm" svg:x="3.259cm" svg:y="1.12cm">
          <draw:text-box>
            <text:p text:style-name="P2"><text:span text:style-name="T2">Used in </text:span></text:p>
            <text:p text:style-name="P4"><text:span text:style-name="T3">UKPatient</text:span></text:p>
          </draw:text-box>
        </draw:frame>
        <draw:custom-shape draw:style-name="gr5" draw:text-style-name="P1" draw:layer="layout" svg:width="0.517cm" svg:height="7.264cm" draw:transform="rotate (1.5707963267946) translate (0.866cm 2.698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5.164cm" svg:height="3.661cm" svg:x="9.802cm" svg:y="2.699cm">
          <draw:image xlink:href="Pictures/10000000000000F4000000AD214CC2FA.png" xlink:type="simple" xlink:show="embed" xlink:actuate="onLoad">
            <text:p text:style-name="P4"/>
          </draw:image>
        </draw:frame>
        <draw:frame draw:style-name="gr4" draw:text-style-name="P5" draw:layer="layout" svg:width="4.867cm" svg:height="1.14cm" svg:x="9.988cm" svg:y="1.199cm">
          <draw:text-box>
            <text:p text:style-name="P2"><text:span text:style-name="T2">Used in </text:span></text:p>
            <text:p text:style-name="P2"><text:span text:style-name="T3">UKPatient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10.405cm 2.569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4.063cm" svg:height="3.386cm" svg:x="0.178cm" svg:y="8.197cm">
          <draw:image xlink:href="Pictures/10000000000000C0000000A0330EFDD4.png" xlink:type="simple" xlink:show="embed" xlink:actuate="onLoad">
            <text:p text:style-name="P4"/>
          </draw:image>
        </draw:frame>
        <draw:frame draw:style-name="gr6" draw:text-style-name="P5" draw:layer="layout" svg:width="4.114cm" svg:height="1.149cm" svg:x="0.312cm" svg:y="6.607cm">
          <draw:text-box>
            <text:p text:style-name="P2"><text:span text:style-name="T2">Used in </text:span></text:p>
            <text:p text:style-name="P4"><text:span text:style-name="T3">Name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0.173cm 8.068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4.847cm" svg:height="4.233cm" svg:x="4.833cm" svg:y="8.209cm">
          <draw:image xlink:href="Pictures/10000000000000E5000000C8F330C407.png" xlink:type="simple" xlink:show="embed" xlink:actuate="onLoad">
            <text:p text:style-name="P4"/>
          </draw:image>
        </draw:frame>
        <draw:frame draw:style-name="gr4" draw:text-style-name="P5" draw:layer="layout" svg:width="4.746cm" svg:height="1.14cm" svg:x="5.102cm" svg:y="6.607cm">
          <draw:text-box>
            <text:p text:style-name="P2"><text:span text:style-name="T2">Used in </text:span></text:p>
            <text:p text:style-name="P4"><text:span text:style-name="T3">Address </text:span><text:span text:style-name="T4">&amp; </text:span><text:span text:style-name="T3">AltContact</text:span></text:p>
          </draw:text-box>
        </draw:frame>
        <draw:custom-shape draw:style-name="gr5" draw:text-style-name="P1" draw:layer="layout" svg:width="0.383cm" svg:height="3.857cm" draw:transform="rotate (1.5707963267946) translate (5.476cm 8.068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.137cm" svg:height="3.174cm" svg:x="10.48cm" svg:y="8.305cm">
          <draw:image xlink:href="Pictures/100000000000006500000096A0DF7113.png" xlink:type="simple" xlink:show="embed" xlink:actuate="onLoad">
            <text:p text:style-name="P4"/>
          </draw:image>
        </draw:frame>
        <draw:frame draw:style-name="gr4" draw:text-style-name="P5" draw:layer="layout" svg:width="4.599cm" svg:height="1.14cm" svg:x="9.534cm" svg:y="6.607cm">
          <draw:text-box>
            <text:p text:style-name="P2"><text:span text:style-name="T2">Used in </text:span></text:p>
            <text:p text:style-name="P4"><text:span text:style-name="T3">Telecom </text:span><text:span text:style-name="T4">&amp;</text:span><text:span text:style-name="T3"> AltConTele</text:span></text:p>
          </draw:text-box>
        </draw:frame>
        <draw:custom-shape draw:style-name="gr5" draw:text-style-name="P1" draw:layer="layout" svg:width="0.32cm" svg:height="1.899cm" draw:transform="rotate (1.5707963267946) translate (10.58cm 8.035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3.132cm" svg:height="4.021cm" svg:x="13.686cm" svg:y="8.276cm">
          <draw:image xlink:href="Pictures/1000000000000094000000BEF238F5EF.png" xlink:type="simple" xlink:show="embed" xlink:actuate="onLoad">
            <text:p text:style-name="P4"/>
          </draw:image>
        </draw:frame>
        <draw:frame draw:style-name="gr4" draw:text-style-name="P5" draw:layer="layout" svg:width="2.502cm" svg:height="1.14cm" svg:x="14.075cm" svg:y="6.607cm">
          <draw:text-box>
            <text:p text:style-name="P2"><text:span text:style-name="T2">Used in </text:span></text:p>
            <text:p text:style-name="P4"><text:span text:style-name="T3">HealthID</text:span></text:p>
          </draw:text-box>
        </draw:frame>
        <draw:custom-shape draw:style-name="gr5" draw:text-style-name="P1" draw:layer="layout" svg:width="0.32cm" svg:height="1.899cm" draw:transform="rotate (1.5707963267946) translate (14.024cm 8.035cm)">
          <text:p text:style-name="P4"/>
          <draw:enhanced-geometry svg:viewBox="0 0 21600 21600" draw:mirror-horizontal="false" draw:mirror-vertical="true" draw:glue-points="21600 0 0 10800 21600 21600" draw:text-areas="13800 ?f9 21600 ?f10" draw:type="left-brace" draw:modifiers="1800 11191.91290824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16.992cm" svg:height="1.017cm" svg:x="0cm" svg:y="13.09cm">
          <draw:text-box>
            <text:p text:style-name="P2"><text:span text:style-name="T1">UML Model</text:span></text:p>
          </draw:text-box>
        </draw:frame>
        <draw:frame draw:style-name="gr1" draw:text-style-name="P1" draw:id="id1" draw:layer="layout" svg:width="2.518cm" svg:height="0.888cm" svg:x="7.343cm" svg:y="14.809cm">
          <draw:image xlink:href="Pictures/10000000000000770000002A499F13B5.png" xlink:type="simple" xlink:show="embed" xlink:actuate="onLoad">
            <text:p text:style-name="P4"/>
          </draw:image>
        </draw:frame>
        <draw:frame draw:style-name="gr1" draw:text-style-name="P1" draw:layer="layout" svg:width="6.116cm" svg:height="1.057cm" svg:x="0.199cm" svg:y="13.99cm">
          <draw:image xlink:href="Pictures/100000000000012100000032F152C406.png" xlink:type="simple" xlink:show="embed" xlink:actuate="onLoad">
            <text:p text:style-name="P4"/>
          </draw:image>
        </draw:frame>
        <draw:connector draw:style-name="gr7" draw:text-style-name="P1" draw:layer="layout" svg:x1="7.343cm" svg:y1="15.253cm" svg:x2="2.293cm" svg:y2="17.351cm" draw:start-shape="id1" draw:start-glue-point="3" draw:end-shape="id4" draw:end-glue-point="0">
          <text:p text:style-name="P4"/>
        </draw:connector>
        <draw:frame draw:style-name="gr8" draw:text-style-name="P7" draw:layer="layout" svg:width="0.762cm" svg:height="0.535cm" svg:x="2.315cm" svg:y="16.554cm">
          <draw:text-box>
            <text:p text:style-name="P4"><text:span text:style-name="T5">1</text:span></text:p>
          </draw:text-box>
        </draw:frame>
        <draw:frame draw:style-name="gr1" draw:text-style-name="P1" draw:id="id5" draw:layer="layout" svg:width="3.767cm" svg:height="3.259cm" svg:x="5.885cm" svg:y="16.679cm">
          <draw:image xlink:href="Pictures/10000000000000B20000009A02533A98.png" xlink:type="simple" xlink:show="embed" xlink:actuate="onLoad">
            <text:p text:style-name="P4"/>
          </draw:image>
        </draw:frame>
        <draw:frame draw:style-name="gr1" draw:text-style-name="P1" draw:id="id9" draw:layer="layout" svg:width="4.296cm" svg:height="7.175cm" svg:x="12.404cm" svg:y="20.605cm">
          <draw:image xlink:href="Pictures/10000000000000CB000001533A13C560.png" xlink:type="simple" xlink:show="embed" xlink:actuate="onLoad">
            <text:p text:style-name="P4"/>
          </draw:image>
        </draw:frame>
        <draw:frame draw:style-name="gr1" draw:text-style-name="P1" draw:id="id8" draw:layer="layout" svg:width="2.92cm" svg:height="3.259cm" svg:x="12.445cm" svg:y="16.617cm">
          <draw:image xlink:href="Pictures/100000000000008A0000009AFBFD7820.png" xlink:type="simple" xlink:show="embed" xlink:actuate="onLoad">
            <text:p text:style-name="P4"/>
          </draw:image>
        </draw:frame>
        <draw:frame draw:style-name="gr1" draw:text-style-name="P1" draw:id="id6" draw:layer="layout" svg:width="3.894cm" svg:height="2.603cm" svg:x="5.885cm" svg:y="20.691cm">
          <draw:image xlink:href="Pictures/10000000000000B80000007B9524BFFC.png" xlink:type="simple" xlink:show="embed" xlink:actuate="onLoad">
            <text:p text:style-name="P4"/>
          </draw:image>
        </draw:frame>
        <draw:frame draw:style-name="gr9" draw:text-style-name="P8" draw:layer="layout" svg:width="0.93cm" svg:height="0.581cm" svg:x="5.017cm" svg:y="21.297cm">
          <draw:text-box>
            <text:p text:style-name="P4"><text:span text:style-name="T6">0..*</text:span></text:p>
          </draw:text-box>
        </draw:frame>
        <draw:frame draw:style-name="gr1" draw:text-style-name="P1" draw:id="id7" draw:layer="layout" svg:width="4.741cm" svg:height="2.497cm" svg:x="5.863cm" svg:y="39.116cm">
          <draw:image xlink:href="Pictures/10000000000000E0000000769F7C91E8.png" xlink:type="simple" xlink:show="embed" xlink:actuate="onLoad">
            <text:p text:style-name="P4"/>
          </draw:image>
        </draw:frame>
        <draw:connector draw:style-name="gr7" draw:text-style-name="P1" draw:layer="layout" svg:x1="7.343cm" svg:y1="15.253cm" svg:x2="5.885cm" svg:y2="18.308cm" draw:start-shape="id1" draw:start-glue-point="3" draw:end-shape="id5">
          <text:p text:style-name="P4"/>
        </draw:connector>
        <draw:frame draw:style-name="gr9" draw:text-style-name="P8" draw:layer="layout" svg:width="0.93cm" svg:height="0.581cm" svg:x="5.206cm" svg:y="17.51cm">
          <draw:text-box>
            <text:p text:style-name="P4"><text:span text:style-name="T6">0..*</text:span></text:p>
          </draw:text-box>
        </draw:frame>
        <draw:connector draw:style-name="gr7" draw:text-style-name="P1" draw:layer="layout" draw:line-skew="-0.241cm" svg:x1="7.343cm" svg:y1="15.253cm" svg:x2="5.885cm" svg:y2="21.992cm" draw:start-shape="id1" draw:start-glue-point="3" draw:end-shape="id6">
          <text:p text:style-name="P4"/>
        </draw:connector>
        <draw:frame draw:style-name="gr9" draw:text-style-name="P8" draw:layer="layout" svg:width="0.93cm" svg:height="0.581cm" svg:x="4.741cm" svg:y="39.523cm">
          <draw:text-box>
            <text:p text:style-name="P4"><text:span text:style-name="T6">0..*</text:span></text:p>
          </draw:text-box>
        </draw:frame>
        <draw:connector draw:style-name="gr7" draw:text-style-name="P1" draw:layer="layout" draw:line-skew="-0.791cm" svg:x1="7.343cm" svg:y1="15.253cm" svg:x2="5.863cm" svg:y2="40.364cm" draw:start-shape="id1" draw:start-glue-point="3" draw:end-shape="id7">
          <text:p text:style-name="P4"/>
        </draw:connector>
        <draw:frame draw:style-name="gr9" draw:text-style-name="P8" draw:layer="layout" svg:width="0.93cm" svg:height="0.581cm" svg:x="4.932cm" svg:y="30.231cm">
          <draw:text-box>
            <text:p text:style-name="P4"><text:span text:style-name="T6">0..*</text:span></text:p>
          </draw:text-box>
        </draw:frame>
        <draw:connector draw:style-name="gr7" draw:text-style-name="P1" draw:layer="layout" draw:line-skew="0.531cm" svg:x1="9.861cm" svg:y1="15.253cm" svg:x2="12.445cm" svg:y2="18.246cm" draw:start-shape="id1" draw:start-glue-point="1" draw:end-shape="id8" draw:end-glue-point="3">
          <text:p text:style-name="P4"/>
        </draw:connector>
        <draw:frame draw:style-name="gr9" draw:text-style-name="P8" draw:layer="layout" svg:width="0.93cm" svg:height="0.581cm" svg:x="11.599cm" svg:y="17.489cm">
          <draw:text-box>
            <text:p text:style-name="P4"><text:span text:style-name="T6">0..*</text:span></text:p>
          </draw:text-box>
        </draw:frame>
        <draw:connector draw:style-name="gr7" draw:text-style-name="P1" draw:layer="layout" draw:line-skew="0.17cm" svg:x1="9.861cm" svg:y1="15.253cm" svg:x2="12.404cm" svg:y2="24.192cm" draw:start-shape="id1" draw:start-glue-point="1" draw:end-shape="id9">
          <text:p text:style-name="P4"/>
        </draw:connector>
        <draw:frame draw:style-name="gr9" draw:text-style-name="P8" draw:layer="layout" svg:width="0.93cm" svg:height="0.581cm" svg:x="11.26cm" svg:y="23.565cm">
          <draw:text-box>
            <text:p text:style-name="P4"><text:span text:style-name="T6">0..*</text:span></text:p>
          </draw:text-box>
        </draw:frame>
        <draw:frame draw:style-name="gr1" draw:text-style-name="P1" draw:id="id3" draw:layer="layout" svg:width="3.344cm" svg:height="3.809cm" svg:x="12.301cm" svg:y="29.24cm">
          <draw:image xlink:href="Pictures/100000000000009E000000B463DEEADE.png" xlink:type="simple" xlink:show="embed" xlink:actuate="onLoad">
            <text:p text:style-name="P4"/>
          </draw:image>
        </draw:frame>
        <draw:frame draw:style-name="gr1" draw:text-style-name="P1" draw:layer="layout" svg:width="2.518cm" svg:height="1.65cm" svg:x="12.663cm" svg:y="33.347cm">
          <draw:image xlink:href="Pictures/10000000000000770000004E745A3CE9.png" xlink:type="simple" xlink:show="embed" xlink:actuate="onLoad">
            <text:p text:style-name="P4"/>
          </draw:image>
        </draw:frame>
        <draw:frame draw:style-name="gr9" draw:text-style-name="P8" draw:layer="layout" svg:width="0.93cm" svg:height="0.581cm" svg:x="11.607cm" svg:y="33.762cm">
          <draw:text-box>
            <text:p text:style-name="P4"><text:span text:style-name="T6">0..*</text:span></text:p>
          </draw:text-box>
        </draw:frame>
        <draw:frame draw:style-name="gr1" draw:text-style-name="P1" draw:layer="layout" svg:width="6.645cm" svg:height="3.28cm" svg:x="1.01cm" svg:y="2.831cm">
          <draw:image xlink:href="Pictures/100000000000013A0000009B50BB2885.png" xlink:type="simple" xlink:show="embed" xlink:actuate="onLoad">
            <text:p text:style-name="P4"/>
          </draw:image>
        </draw:frame>
        <draw:frame draw:style-name="gr1" draw:text-style-name="P1" draw:layer="layout" svg:width="2.899cm" svg:height="1.629cm" svg:x="9.232cm" svg:y="38.076cm">
          <draw:image xlink:href="Pictures/10000000000000890000004DAE8EB6EE.png" xlink:type="simple" xlink:show="embed" xlink:actuate="onLoad">
            <text:p text:style-name="P4"/>
          </draw:image>
        </draw:frame>
        <draw:frame draw:style-name="gr9" draw:text-style-name="P8" draw:layer="layout" svg:width="0.93cm" svg:height="0.581cm" svg:x="11.251cm" svg:y="30.44cm">
          <draw:text-box>
            <text:p text:style-name="P4"><text:span text:style-name="T6">0..*</text:span></text:p>
          </draw:text-box>
        </draw:frame>
        <draw:frame draw:style-name="gr1" draw:text-style-name="P1" draw:id="id4" draw:layer="layout" svg:width="4.275cm" svg:height="8.699cm" svg:x="0.156cm" svg:y="17.351cm">
          <draw:image xlink:href="Pictures/10000000000000CA0000019BA79B32FD.png" xlink:type="simple" xlink:show="embed" xlink:actuate="onLoad">
            <text:p text:style-name="P4"/>
          </draw:image>
        </draw:frame>
        <draw:frame draw:style-name="gr1" draw:text-style-name="P1" draw:layer="layout" svg:width="2.941cm" svg:height="0.782cm" svg:x="2.192cm" svg:y="24.922cm">
          <draw:image xlink:href="Pictures/100000000000008B000000257156FA20.png" xlink:type="simple" xlink:show="embed" xlink:actuate="onLoad">
            <text:p text:style-name="P4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3:16:40</dc:date>
    <meta:editing-cycles>78</meta:editing-cycles>
    <meta:editing-duration>PT3H49M35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